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ebe5e" officeooo:paragraph-rsid="000ebe5e" style:font-size-asian="14pt" style:font-size-complex="14pt"/>
    </style:style>
    <style:style style:name="P2" style:family="paragraph" style:parent-style-name="Standard">
      <style:text-properties style:font-name="Times New Roman" fo:font-size="14pt" officeooo:rsid="000f778c" officeooo:paragraph-rsid="000f778c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0f778c" officeooo:paragraph-rsid="000f778c" style:font-size-asian="14pt" style:font-size-complex="14pt"/>
    </style:style>
    <style:style style:name="P4" style:family="paragraph" style:parent-style-name="Standard">
      <style:text-properties style:font-name="Times New Roman" fo:font-size="14pt" officeooo:rsid="000f778c" officeooo:paragraph-rsid="000ebe5e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c4d7"/>
    </style:style>
    <style:style style:name="T4" style:family="text">
      <style:text-properties fo:language="ru" fo:country="RU" officeooo:rsid="0012db3b"/>
    </style:style>
    <style:style style:name="T5" style:family="text">
      <style:text-properties fo:language="ru" fo:country="RU" officeooo:rsid="00138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Обширный поиск ассетов для игры на платформах <text:span text:style-name="T1">fab, scetchfab </text:span><text:span text:style-name="T2">+ закрытые группы в тг по разработкам игр. Т.к хочу потдерживать хороший визуал игры, разнообразный и детальный, часто ищу новые модели и текстуры</text:span></text:p>
      <text:p text:style-name="P1"><text:span text:style-name="T2"/></text:p>
      <text:p text:style-name="P4"><text:span text:style-name="T2"><text:tab/></text:span><text:span text:style-name="T5">Дальше дорабатывал диплом, добавил нужные странички.</text:span></text:p>
      <text:p text:style-name="P4"><text:span text:style-name="T5"/></text:p>
      <text:p text:style-name="P4"><text:span text:style-name="T5"><text:tab/>Делаю новые уровни в игре, начал делать стартовое меню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8T15:46:35.116000000</meta:creation-date>
    <dc:date>2026-04-09T19:03:21.149000000</dc:date>
    <meta:editing-duration>PT11M40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3" meta:word-count="47" meta:character-count="317" meta:non-whitespace-character-count="270"/>
  </office:meta>
</office:document-meta>
</file>